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74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FreeMono"/>
    </style:style>
    <style:style style:name="ce4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4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7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8" style:family="table-cell" style:parent-style-name="Default">
      <style:table-cell-properties fo:border="0.99pt solid #000000"/>
      <style:text-properties style:font-name="FreeMono"/>
    </style:style>
    <style:style style:name="ce9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style-name="ce1" office:value-type="string" calcext:value-type="string">
            <text:p>Point 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T x_co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T y_coord</text:p>
          </table:table-cell>
          <table:table-cell table:number-columns-repeated="1022"/>
        </table:table-row>
        <table:table-row table:style-name="ro1">
          <table:table-cell table:style-name="ce3" table:number-columns-spanned="2" table:number-rows-spanned="1"/>
          <table:covered-table-cell table:style-name="ce8"/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<text:span text:style-name="T1">(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(T, T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(T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 (const Point &amp;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virtual ~Point(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 &amp; operator= (const Point &amp;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T getX() con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T getY() con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std::string print() con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T abs() con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T distance(const Point &amp;) const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" office:value-type="string" calcext:value-type="string">
            <text:p>Non member overloaded operators</text:p>
          </table:table-cell>
          <table:table-cell table:number-columns-repeated="1022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08:21:25.171765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3-26T08:23:30.634193461</dc:date>
    <meta:editing-duration>PT17M8S</meta:editing-duration>
    <meta:editing-cycles>9</meta:editing-cycles>
    <meta:generator>LibreOffice/6.0.7.3$Linux_X86_64 LibreOffice_project/00m0$Build-3</meta:generator>
    <meta:document-statistic meta:table-count="1" meta:cell-count="28" meta:object-count="0"/>
  </office:meta>
</office:document-meta>
</file>